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weight="bold" officeooo:rsid="00338d2f" officeooo:paragraph-rsid="001fb2a6" style:font-weight-asian="bold" style:font-weight-complex="bold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officeooo:rsid="002ec6d7" officeooo:paragraph-rsid="001fb2a6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338d2f" officeooo:paragraph-rsid="001fb2a6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3c2a1f" officeooo:paragraph-rsid="001fb2a6"/>
    </style:style>
    <style:style style:name="P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rsid="003c2a1f" officeooo:paragraph-rsid="001fb2a6"/>
    </style:style>
    <style:style style:name="P6" style:family="paragraph" style:parent-style-name="Standard">
      <style:paragraph-properties fo:margin-left="2.501cm" fo:margin-right="0cm" fo:line-height="150%" fo:text-align="justify" style:justify-single-word="false" fo:text-indent="0cm" style:auto-text-indent="false"/>
      <style:text-properties officeooo:rsid="003c2a1f" officeooo:paragraph-rsid="001fb2a6"/>
    </style:style>
    <style:style style:name="P7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officeooo:rsid="003c2a1f" officeooo:paragraph-rsid="001fb2a6"/>
    </style:style>
    <style:style style:name="P8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fo:font-style="normal" officeooo:rsid="003c2a1f" officeooo:paragraph-rsid="001fb2a6" style:font-style-asian="normal" style:font-style-complex="normal"/>
    </style:style>
    <style:style style:name="P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tyle="normal" officeooo:rsid="003c2a1f" officeooo:paragraph-rsid="001fb2a6" style:font-style-asian="normal" style:font-style-complex="normal"/>
    </style:style>
    <style:style style:name="P10" style:family="paragraph" style:parent-style-name="Standard">
      <style:paragraph-properties fo:margin-left="2.501cm" fo:margin-right="0cm" fo:line-height="150%" fo:text-align="justify" style:justify-single-word="false" fo:text-indent="0cm" style:auto-text-indent="false"/>
      <style:text-properties fo:font-style="normal" officeooo:rsid="003d510c" officeooo:paragraph-rsid="001fb2a6" style:font-style-asian="normal" style:font-style-complex="normal"/>
    </style:style>
    <style:style style:name="P11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fo:font-style="normal" officeooo:rsid="003d510c" officeooo:paragraph-rsid="001fb2a6" style:font-style-asian="normal" style:font-style-complex="normal"/>
    </style:style>
    <style:style style:name="P12" style:family="paragraph" style:parent-style-name="Standard">
      <style:paragraph-properties fo:margin-left="2.501cm" fo:margin-right="0cm" fo:line-height="150%" fo:text-align="justify" style:justify-single-word="false" fo:text-indent="0cm" style:auto-text-indent="false"/>
      <style:text-properties officeooo:rsid="003d510c" officeooo:paragraph-rsid="001fb2a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d9de1" style:font-style-asian="normal" style:font-style-complex="normal"/>
    </style:style>
    <style:style style:name="T3" style:family="text">
      <style:text-properties fo:font-style="normal" officeooo:rsid="00227b61" style:font-style-asian="normal" style:font-style-complex="normal"/>
    </style:style>
    <style:style style:name="T4" style:family="text">
      <style:text-properties fo:font-style="normal" officeooo:rsid="00240858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40858" style:font-style-asian="normal" style:font-weight-asian="bold" style:font-style-complex="normal" style:font-weight-complex="bold"/>
    </style:style>
    <style:style style:name="T7" style:family="text">
      <style:text-properties officeooo:rsid="0033e024"/>
    </style:style>
    <style:style style:name="T8" style:family="text">
      <style:text-properties officeooo:rsid="0033f42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2a1f"/>
    </style:style>
    <style:style style:name="T11" style:family="text">
      <style:text-properties officeooo:rsid="003cc12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d510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d510c" style:font-style-asian="italic" style:font-style-complex="italic"/>
    </style:style>
    <style:style style:name="T16" style:family="text">
      <style:text-properties officeooo:rsid="003d9de1"/>
    </style:style>
    <style:style style:name="T17" style:family="text">
      <style:text-properties officeooo:rsid="00227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III.</text:span> <text:span text:style-name="T7">Les </text:span>droits <text:span text:style-name="T8">humains</text:span> <text:span text:style-name="T7">comme idéal</text:span></text:p>
      <text:p text:style-name="P2"/>
      <text:p text:style-name="P3">Q° : y a-t-il quelque chose que nous puissions poser comme une valeur absolue, indépendamment de la culture particulière que l’on considère ?</text:p>
      <text:p text:style-name="P3"/>
      <text:p text:style-name="P3">→ Notion de « <text:span text:style-name="T9">droits de l’homme</text:span> » (= « droits humains ») <text:span text:style-name="T10">= </text:span>affirm<text:span text:style-name="T10">ation de</text:span> certains droits politiques fondamentaux de tout être humain (la liberté, l’égalité et la dignité)</text:p>
      <text:p text:style-name="P3"/>
      <text:p text:style-name="P4">2 critiques :</text:p>
      <text:p text:style-name="P5">- ces droits fondamentaux ne correspondraient-il pas à des valeurs typiquement occidentales ? (individualisme/libéralisme) → ethnocentrisme ?</text:p>
      <text:p text:style-name="P6">→ on peut répondre à cette critique si on arrive à <text:span text:style-name="T11">expliquer pourquoi tout homme aurait une certaine valeur en lui-même</text:span></text:p>
      <text:p text:style-name="P7"><text:span text:style-name="T12">Ex :</text:span> <text:span text:style-name="T13">Emmanuel </text:span>Kant : la différence entre l’homme et tous les autres êtres, c’est qu’il est doté d’une volonté &amp; d’une raison. C’est cela qui fait de lui une <text:span text:style-name="T14">fin en soi</text:span><text:span text:style-name="T1"> (il a lui-même de la valeur) ≠ toutes les autres choses ont de la valeur </text:span><text:span text:style-name="T14">en tant que moyens</text:span></text:p>
      <text:p text:style-name="P8">Pb de cette réponse : suppose une distinction entre l’homme et tous les autres vivants. <text:span text:style-name="T11">Mais n’est-il pas nécessaire aussi de reconnaître une valeur intrinsèque aux animaux ? </text:span><text:span text:style-name="T17">Mais dans ce cas, peut-on vraiment envisager un « droit animal » aussi étendu que nos « droits humains » ?</text:span></text:p>
      <text:p text:style-name="P9">- <text:span text:style-name="T13">en quel sens peut-on parler de « droits » ? Un droit politique n’existe que s’il est accordé par un État. Or si nous parlons de « droits humains », c’est bien pour parler de droits qu’un État n’accorde pas (mais qu’il </text:span><text:span text:style-name="T15">devrait accorder</text:span><text:span text:style-name="T13">). N’est-ce pas contradictoire avec l’idée même de droit ?</text:span></text:p>
      <text:p text:style-name="P10">En fait : les « droits humains » se situent à la frontière de la <text:span text:style-name="T14">morale</text:span> et de la <text:span text:style-name="T14">politique</text:span>.</text:p>
      <text:p text:style-name="P11">- Ce qui les fonde <text:span text:style-name="T14">moralement</text:span>, c’est une certaine conception de la valeur <text:span text:style-name="T16">universelle</text:span> de <text:span text:style-name="T16">tout </text:span>homme.</text:p>
      <text:p text:style-name="P11">- Ce qu’ils exigent <text:span text:style-name="T14">politiquement</text:span>, c’est le respect par tout État de cette valeur fondamentale</text:p>
      <text:p text:style-name="P12"><text:span text:style-name="T1">→ l’</text:span><text:span text:style-name="T4">idée de</text:span><text:span text:style-name="T1"> « droits humains » </text:span><text:span text:style-name="T4">n’est pas contradictoire, parce qu’ils ne sont pas </text:span><text:span text:style-name="T1">seulement l’énonciation de certains droits que les hommes </text:span><text:span text:style-name="T2">auraient</text:span><text:span text:style-name="T1"> déjà. Ils sont l’affirmation d’un </text:span><text:span text:style-name="T5">horizon moral </text:span><text:span text:style-name="T6">légitime</text:span><text:span text:style-name="T1"> qui doit guider </text:span><text:span text:style-name="T3">les</text:span><text:span text:style-name="T1"> luttes politiqu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2:07:38.545000000</meta:creation-date>
    <dc:date>2022-10-20T15:02:55.372000000</dc:date>
    <meta:editing-duration>PT1H7M43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3" meta:word-count="345" meta:character-count="1983" meta:non-whitespace-character-count="1651"/>
  </office:meta>
</office:document-meta>
</file>